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gradient" draw:fill-gradient-name="Linear_20_blue_2f_white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ccccff" draw:textarea-vertical-align="middle" draw:auto-grow-height="true" draw:fit-to-size="false" fo:min-height="0.649cm" fo:padding-top="0.15cm" fo:padding-bottom="0.15cm"/>
    </style:style>
    <style:style style:name="gr3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5cm" fo:padding-top="0.15cm" fo:padding-bottom="0.15cm"/>
    </style:style>
    <style:style style:name="gr4" style:family="graphic" style:parent-style-name="standard">
      <style:graphic-properties draw:stroke="solid" svg:stroke-color="#000000" draw:fill="gradient" draw:fill-color="#ffffcc" draw:fill-gradient-name="Gradient_20_10" draw:fill-hatch-name="Black_20_0_20_Degrees" draw:textarea-vertical-align="middle" draw:auto-grow-height="true" draw:fit-to-size="false" fo:min-height="0.649cm" fo:padding-top="0.15cm" fo:padding-bottom="0.15cm"/>
    </style:style>
    <style:style style:name="gr5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48cm" fo:padding-top="0.15cm" fo:padding-bottom="0.15cm"/>
    </style:style>
    <style:style style:name="gr6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49cm" fo:padding-top="0.15cm" fo:padding-bottom="0.15cm"/>
    </style:style>
    <style:style style:name="gr7" style:family="graphic" style:parent-style-name="standard">
      <style:graphic-properties draw:stroke="solid" svg:stroke-color="#000000" draw:fill="solid" draw:fill-color="#ffffcc" draw:textarea-vertical-align="middle" draw:auto-grow-height="true" draw:fit-to-size="false" fo:min-height="0.604cm" fo:padding-top="0.15cm" fo:padding-bottom="0.15cm"/>
    </style:style>
    <style:style style:name="gr8" style:family="graphic" style:parent-style-name="standard">
      <style:graphic-properties draw:stroke="solid" svg:stroke-color="#000000" draw:fill="solid" draw:fill-color="#ffcc99" draw:textarea-vertical-align="middle" draw:auto-grow-height="true" draw:fit-to-size="false" fo:min-height="0.649cm" fo:padding-top="0.15cm" fo:padding-bottom="0.15cm"/>
    </style:style>
    <style:style style:name="gr9" style:family="graphic" style:parent-style-name="standard">
      <style:graphic-properties draw:stroke="solid" svg:stroke-color="#000000" draw:fill="solid" draw:fill-color="#ffcc99" draw:textarea-vertical-align="middle" draw:auto-grow-height="true" draw:fit-to-size="false" fo:min-height="0.65cm" fo:padding-top="0.15cm" fo:padding-bottom="0.1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solid" draw:fill-color="#000000" draw:textarea-vertical-align="middle" draw:auto-grow-height="false" draw:fit-to-size="false" fo:min-height="0.197cm" fo:padding-top="0cm" fo:padding-bottom="0cm"/>
    </style:style>
    <style:style style:name="gr12" style:family="graphic" style:parent-style-name="standard">
      <style:graphic-properties draw:stroke="none" svg:stroke-color="#000000" draw:fill="none" draw:fill-color="#ffffff" fo:min-height="1.007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1.013cm"/>
    </style:style>
    <style:style style:name="gr15" style:family="graphic" style:parent-style-name="standard">
      <style:graphic-properties draw:stroke="none" svg:stroke-color="#000000" draw:fill="none" draw:fill-color="#ffffff" fo:min-height="1.041cm"/>
    </style:style>
    <style:style style:name="gr16" style:family="graphic" style:parent-style-name="standard">
      <style:graphic-properties draw:stroke="none" svg:stroke-color="#000000" draw:fill="none" draw:fill-color="#ffffff" fo:min-height="1.482cm"/>
    </style:style>
    <style:style style:name="gr17" style:family="graphic" style:parent-style-name="standard">
      <style:graphic-properties draw:stroke="none" svg:stroke-color="#000000" draw:fill="none" draw:fill-color="#ffffff" fo:min-height="1.956cm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2.57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/>
      <style:text-properties fo:font-family="Helvetica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  <style:text-properties fo:font-family="Helvetica-Narrow" style:font-family-generic="swiss" style:font-pitch="variable" fo:font-size="16pt"/>
    </style:style>
    <style:style style:name="P5" style:family="paragraph">
      <style:paragraph-properties fo:margin-left="0cm" fo:margin-right="0cm" fo:line-height="100%" fo:text-align="center" fo:text-indent="0cm"/>
      <style:text-properties fo:color="#ffffff" fo:font-family="Helvetica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text-outline="false" fo:font-family="Helvetica" style:font-family-generic="swiss" style:font-pitch="variable" fo:font-size="20pt" fo:font-weight="normal"/>
    </style:style>
    <style:style style:name="P8" style:family="paragraph">
      <style:paragraph-properties fo:margin-left="0cm" fo:margin-right="0cm" fo:margin-top="0cm" fo:margin-bottom="0.3cm" fo:line-height="150%" fo:text-indent="0cm"/>
    </style:style>
    <style:style style:name="P9" style:family="paragraph">
      <style:paragraph-properties fo:margin-left="0cm" fo:margin-right="0cm" fo:line-height="80%" fo:text-align="justify" fo:text-indent="0cm"/>
    </style:style>
    <style:style style:name="P10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family="Helvetica" style:font-family-generic="swiss" style:font-pitch="variable" fo:font-size="16pt"/>
    </style:style>
    <style:style style:name="T2" style:family="text">
      <style:text-properties fo:font-family="Helvetica-Narrow" style:font-family-generic="swiss" style:font-pitch="variable" fo:font-size="16pt"/>
    </style:style>
    <style:style style:name="T3" style:family="text">
      <style:text-properties fo:color="#ffffff" fo:font-family="Helvetica" style:font-family-generic="swiss" style:font-pitch="variable" fo:font-size="12pt" fo:font-weight="bold"/>
    </style:style>
    <style:style style:name="T4" style:family="text">
      <style:text-properties fo:color="#ffffff" style:text-outline="false" fo:font-family="Helvetica" style:font-family-generic="swiss" style:font-pitch="variable" fo:font-size="20pt" fo:font-weight="normal"/>
    </style:style>
    <style:style style:name="T5" style:family="text">
      <style:text-properties fo:font-size="6pt"/>
    </style:style>
    <style:style style:name="T6" style:family="text">
      <style:text-properties fo:font-family="Helvetica" style:font-family-generic="swiss" style:font-pitch="variable" fo:font-size="8pt"/>
    </style:style>
    <style:style style:name="T7" style:family="text">
      <style:text-properties fo:font-family="Helvetica-Narrow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0.989cm" svg:height="29.705cm" svg:x="0cm" svg:y="0.108cm">
          <text:p text:style-name="P6"/>
        </draw:rect>
        <draw:frame draw:style-name="gr2" draw:text-style-name="P3" draw:id="id19" draw:layer="layout" svg:width="5cm" svg:height="0.949cm" svg:x="7.712cm" svg:y="0.457cm">
          <draw:text-box>
            <text:p text:style-name="P2"><text:span text:style-name="T1">Crosspoint 1.0</text:span></text:p>
          </draw:text-box>
        </draw:frame>
        <draw:frame draw:style-name="gr2" draw:text-style-name="P3" draw:id="id20" draw:layer="layout" svg:width="5cm" svg:height="0.949cm" svg:x="7.712cm" svg:y="2.355cm">
          <draw:text-box>
            <text:p text:style-name="P2"><text:span text:style-name="T1">Crosspoint 3.0</text:span></text:p>
          </draw:text-box>
        </draw:frame>
        <draw:frame draw:style-name="gr3" draw:text-style-name="P3" draw:id="id9" draw:layer="layout" svg:width="5cm" svg:height="0.95cm" svg:x="7.712cm" svg:y="4.253cm">
          <draw:text-box>
            <text:p text:style-name="P2"><text:span text:style-name="T1">Crosspoint 3.12</text:span></text:p>
          </draw:text-box>
        </draw:frame>
        <draw:frame draw:style-name="gr4" draw:text-style-name="P3" draw:id="id21" draw:layer="layout" svg:width="5cm" svg:height="0.949cm" svg:x="7.712cm" svg:y="6.151cm">
          <draw:text-box>
            <text:p text:style-name="P2"><text:span text:style-name="T2">Crosspoint</text:span><text:span text:style-name="T1"> 3.20beta</text:span></text:p>
          </draw:text-box>
        </draw:frame>
        <draw:frame draw:style-name="gr5" draw:text-style-name="P3" draw:id="id10" draw:layer="layout" svg:width="5cm" svg:height="0.948cm" svg:x="13.712cm" svg:y="5.203cm">
          <draw:text-box>
            <text:p text:style-name="P2"><text:span text:style-name="T1">Crosspoint 3.12d</text:span></text:p>
          </draw:text-box>
        </draw:frame>
        <draw:frame draw:style-name="gr6" draw:text-style-name="P3" draw:id="id22" draw:layer="layout" svg:width="5cm" svg:height="0.949cm" svg:x="7.712cm" svg:y="8.05cm">
          <draw:text-box>
            <text:p text:style-name="P2"><text:span text:style-name="T1">OpenXP 3.20.001</text:span></text:p>
          </draw:text-box>
        </draw:frame>
        <draw:frame draw:style-name="gr7" draw:text-style-name="P3" draw:id="id13" draw:layer="layout" svg:width="5cm" svg:height="0.932cm" svg:x="7.712cm" svg:y="9.893cm">
          <draw:text-box>
            <text:p text:style-name="P2"><text:span text:style-name="T1">OpenXP 3.20.021</text:span></text:p>
          </draw:text-box>
        </draw:frame>
        <draw:frame draw:style-name="gr3" draw:text-style-name="P3" draw:id="id11" draw:layer="layout" svg:width="5cm" svg:height="0.95cm" svg:x="7.712cm" svg:y="11.846cm">
          <draw:text-box>
            <text:p text:style-name="P2"><text:span text:style-name="T1">OpenXP 3.21.022</text:span></text:p>
          </draw:text-box>
        </draw:frame>
        <draw:frame draw:style-name="gr6" draw:text-style-name="P3" draw:id="id6" draw:layer="layout" svg:width="5cm" svg:height="0.949cm" svg:x="7.712cm" svg:y="13.744cm">
          <draw:text-box>
            <text:p text:style-name="P2"><text:span text:style-name="T1">OpenXP 3.21.024</text:span></text:p>
          </draw:text-box>
        </draw:frame>
        <draw:frame draw:style-name="gr6" draw:text-style-name="P3" draw:id="id8" draw:layer="layout" svg:width="5cm" svg:height="0.949cm" svg:x="2.212cm" svg:y="15.643cm">
          <draw:text-box>
            <text:p text:style-name="P2"><text:span text:style-name="T1">OpenXP/32 3.70.1</text:span></text:p>
          </draw:text-box>
        </draw:frame>
        <draw:frame draw:style-name="gr6" draw:text-style-name="P3" draw:id="id14" draw:layer="layout" svg:width="5cm" svg:height="0.949cm" svg:x="2.212cm" svg:y="10.897cm">
          <draw:text-box>
            <text:p text:style-name="P2"><text:span text:style-name="T2">OpenXP</text:span><text:span text:style-name="T1"> 3.20.RC1-5</text:span></text:p>
          </draw:text-box>
        </draw:frame>
        <draw:frame draw:style-name="gr5" draw:text-style-name="P3" draw:id="id28" draw:layer="layout" svg:width="5cm" svg:height="0.948cm" svg:x="2.212cm" svg:y="12.796cm">
          <draw:text-box>
            <text:p text:style-name="P2"><text:span text:style-name="T1">OpenXP 3.20-3.20e</text:span></text:p>
          </draw:text-box>
        </draw:frame>
        <draw:frame draw:style-name="gr6" draw:text-style-name="P3" draw:id="id23" draw:layer="layout" svg:width="5cm" svg:height="0.949cm" svg:x="7.712cm" svg:y="15.643cm">
          <draw:text-box>
            <text:p text:style-name="P2"><text:span text:style-name="T2">OpenXP/16</text:span><text:span text:style-name="T1"> 3.30.1-6</text:span></text:p>
          </draw:text-box>
        </draw:frame>
        <draw:frame draw:style-name="gr3" draw:text-style-name="P4" draw:id="id24" draw:layer="layout" svg:width="5cm" svg:height="0.95cm" svg:x="7.712cm" svg:y="17.54cm">
          <draw:text-box>
            <text:p text:style-name="P2"><text:span text:style-name="T2">OpenXP/16 3.40.RC1-2</text:span></text:p>
          </draw:text-box>
        </draw:frame>
        <draw:frame draw:style-name="gr6" draw:text-style-name="P4" draw:id="id25" draw:layer="layout" svg:width="5cm" svg:height="0.949cm" svg:x="7.712cm" svg:y="19.439cm">
          <draw:text-box>
            <text:p text:style-name="P2"><text:span text:style-name="T2">OpenXP/16 3.40my</text:span></text:p>
          </draw:text-box>
        </draw:frame>
        <draw:frame draw:style-name="gr6" draw:text-style-name="P4" draw:id="id26" draw:layer="layout" svg:width="5cm" svg:height="0.949cm" svg:x="7.712cm" svg:y="21.337cm">
          <draw:text-box>
            <text:p text:style-name="P2"><text:span text:style-name="T2">OpenXP/16 3.40 RC3</text:span></text:p>
          </draw:text-box>
        </draw:frame>
        <draw:frame draw:style-name="gr6" draw:text-style-name="P3" draw:id="id27" draw:layer="layout" svg:width="5cm" svg:height="0.949cm" svg:x="7.712cm" svg:y="26.557cm">
          <draw:text-box>
            <text:p text:style-name="P2"><text:span text:style-name="T1">FreeXP 3.40 RC3</text:span></text:p>
          </draw:text-box>
        </draw:frame>
        <draw:frame draw:style-name="gr6" draw:text-style-name="P3" draw:id="id12" draw:layer="layout" svg:width="4cm" svg:height="0.949cm" svg:x="16.712cm" svg:y="13.744cm">
          <draw:text-box>
            <text:p text:style-name="P2"><text:span text:style-name="T1">XP2 3.30.001</text:span></text:p>
          </draw:text-box>
        </draw:frame>
        <draw:frame draw:style-name="gr3" draw:text-style-name="P3" draw:id="id15" draw:layer="layout" svg:width="4cm" svg:height="0.95cm" svg:x="16.712cm" svg:y="17.54cm">
          <draw:text-box>
            <text:p text:style-name="P2"><text:span text:style-name="T1">XP2 3.30.020</text:span></text:p>
          </draw:text-box>
        </draw:frame>
        <draw:frame draw:style-name="gr3" draw:text-style-name="P3" draw:id="id16" draw:layer="layout" svg:width="4cm" svg:height="0.95cm" svg:x="16.712cm" svg:y="23.235cm">
          <draw:text-box>
            <text:p text:style-name="P2"><text:span text:style-name="T1">XP2 3.31.006</text:span></text:p>
          </draw:text-box>
        </draw:frame>
        <draw:frame draw:style-name="gr8" draw:text-style-name="P3" draw:id="id17" draw:layer="layout" svg:width="5cm" svg:height="0.949cm" svg:x="2.212cm" svg:y="19.439cm">
          <draw:text-box>
            <text:p text:style-name="P2"><text:span text:style-name="T1">OpenXP/32 3.7.4</text:span></text:p>
          </draw:text-box>
        </draw:frame>
        <draw:frame draw:style-name="gr8" draw:text-style-name="P3" draw:id="id18" draw:layer="layout" svg:width="5cm" svg:height="0.949cm" svg:x="2.212cm" svg:y="21.337cm">
          <draw:text-box>
            <text:p text:style-name="P2"><text:span text:style-name="T1">OpenXP/32 3.7.6</text:span></text:p>
          </draw:text-box>
        </draw:frame>
        <draw:frame draw:style-name="gr9" draw:text-style-name="P3" draw:id="id5" draw:layer="layout" svg:width="5cm" svg:height="0.95cm" svg:x="2.212cm" svg:y="23.235cm">
          <draw:text-box>
            <text:p text:style-name="P2"><text:span text:style-name="T1">OpenXP/32 3.7.8.3</text:span></text:p>
          </draw:text-box>
        </draw:frame>
        <draw:frame draw:style-name="gr5" draw:text-style-name="P3" draw:id="id7" draw:layer="layout" svg:width="3cm" svg:height="0.948cm" svg:x="13.212cm" svg:y="16.592cm">
          <draw:text-box>
            <text:p text:style-name="P2"><text:span text:style-name="T1">XP 3.217jg</text:span></text:p>
          </draw:text-box>
        </draw:frame>
        <draw:frame draw:style-name="gr6" draw:text-style-name="P3" draw:layer="layout" svg:width="3cm" svg:height="0.949cm" svg:x="13.212cm" svg:y="18.49cm">
          <draw:text-box>
            <text:p text:style-name="P2"><text:span text:style-name="T1">XP 3.219jg</text:span></text:p>
          </draw:text-box>
        </draw:frame>
        <draw:frame draw:style-name="gr9" draw:text-style-name="P3" draw:id="id3" draw:layer="layout" svg:width="2cm" svg:height="0.95cm" svg:x="2.212cm" svg:y="24.896cm">
          <draw:text-box>
            <text:p text:style-name="P2"><text:span text:style-name="T1">3.8.0</text:span></text:p>
          </draw:text-box>
        </draw:frame>
        <draw:frame draw:style-name="gr9" draw:text-style-name="P3" draw:id="id1" draw:layer="layout" svg:width="2cm" svg:height="0.95cm" svg:x="5.212cm" svg:y="24.896cm">
          <draw:text-box>
            <text:p text:style-name="P2"><text:span text:style-name="T1">3.9.0</text:span></text:p>
          </draw:text-box>
        </draw:frame>
        <draw:frame draw:style-name="gr8" draw:text-style-name="P3" draw:id="id4" draw:layer="layout" svg:width="2cm" svg:height="0.949cm" svg:x="2.212cm" svg:y="26.557cm">
          <draw:text-box>
            <text:p text:style-name="P2"><text:span text:style-name="T1">3.8.11</text:span></text:p>
          </draw:text-box>
        </draw:frame>
        <draw:frame draw:style-name="gr8" draw:text-style-name="P3" draw:id="id2" draw:layer="layout" svg:width="2cm" svg:height="0.949cm" svg:x="5.212cm" svg:y="26.557cm">
          <draw:text-box>
            <text:p text:style-name="P2"><text:span text:style-name="T1">3.9.7</text:span></text:p>
          </draw:text-box>
        </draw:frame>
        <draw:connector draw:style-name="gr10" draw:text-style-name="P1" draw:layer="layout" svg:x1="6.212cm" svg:y1="25.846cm" svg:x2="6.212cm" svg:y2="26.557cm" draw:start-shape="id1" draw:start-glue-point="2" draw:end-shape="id2" draw:end-glue-point="0">
          <text:p text:style-name="P6"/>
        </draw:connector>
        <draw:connector draw:style-name="gr10" draw:text-style-name="P1" draw:layer="layout" svg:x1="3.212cm" svg:y1="25.846cm" svg:x2="3.212cm" svg:y2="26.557cm" draw:start-shape="id3" draw:start-glue-point="2" draw:end-shape="id4" draw:end-glue-point="0">
          <text:p text:style-name="P6"/>
        </draw:connector>
        <draw:g>
          <draw:frame draw:style-name="gr2" draw:text-style-name="P3" draw:layer="layout" svg:width="3cm" svg:height="0.949cm" svg:x="17.748cm" svg:y="0.932cm">
            <draw:text-box>
              <text:p text:style-name="P2"><text:span text:style-name="T1">Shareware</text:span></text:p>
            </draw:text-box>
          </draw:frame>
          <draw:frame draw:style-name="gr5" draw:text-style-name="P3" draw:layer="layout" svg:width="3cm" svg:height="0.948cm" svg:x="17.748cm" svg:y="1.881cm">
            <draw:text-box>
              <text:p text:style-name="P2"><text:span text:style-name="T1">SLIZENZ</text:span></text:p>
            </draw:text-box>
          </draw:frame>
          <draw:frame draw:style-name="gr9" draw:text-style-name="P3" draw:layer="layout" svg:width="3cm" svg:height="0.95cm" svg:x="17.748cm" svg:y="2.829cm">
            <draw:text-box>
              <text:p text:style-name="P2"><text:span text:style-name="T1">GNU GPL</text:span></text:p>
            </draw:text-box>
          </draw:frame>
          <draw:frame draw:style-name="gr11" draw:text-style-name="P5" draw:layer="layout" svg:width="3cm" svg:height="0.475cm" svg:x="17.748cm" svg:y="0.457cm">
            <draw:text-box>
              <text:p text:style-name="P2"><text:span text:style-name="T3">Lizenzen</text:span></text:p>
            </draw:text-box>
          </draw:frame>
        </draw:g>
        <draw:frame draw:style-name="gr12" draw:text-style-name="P7" draw:layer="layout" svg:width="2.006cm" svg:height="1.007cm" svg:x="0.212cm" svg:y="0.457cm">
          <draw:text-box>
            <text:p text:style-name="P6"><text:span text:style-name="T4">1990</text:span></text:p>
          </draw:text-box>
        </draw:frame>
        <draw:frame draw:style-name="gr13" draw:text-style-name="P7" draw:layer="layout" svg:width="2.006cm" svg:height="0.949cm" svg:x="0.212cm" svg:y="9.948cm">
          <draw:text-box>
            <text:p text:style-name="P6"><text:span text:style-name="T4">2000</text:span></text:p>
          </draw:text-box>
        </draw:frame>
        <draw:frame draw:style-name="gr13" draw:text-style-name="P7" draw:layer="layout" svg:width="2.006cm" svg:height="0.949cm" svg:x="0.212cm" svg:y="18.49cm">
          <draw:text-box>
            <text:p text:style-name="P6"><text:span text:style-name="T4">2001</text:span></text:p>
          </draw:text-box>
        </draw:frame>
        <draw:frame draw:style-name="gr14" draw:text-style-name="P7" draw:layer="layout" svg:width="2.006cm" svg:height="1.013cm" svg:x="0.206cm" svg:y="22.286cm">
          <draw:text-box>
            <text:p text:style-name="P6"><text:span text:style-name="T4">2002</text:span></text:p>
          </draw:text-box>
        </draw:frame>
        <draw:frame draw:style-name="gr15" draw:text-style-name="P7" draw:layer="layout" svg:width="2.006cm" svg:height="1.041cm" svg:x="0.206cm" svg:y="25.608cm">
          <draw:text-box>
            <text:p text:style-name="P6"><text:span text:style-name="T4">2003</text:span></text:p>
          </draw:text-box>
        </draw:frame>
        <draw:frame draw:style-name="gr16" draw:text-style-name="P7" draw:layer="layout" svg:width="2.006cm" svg:height="1.482cm" svg:x="0.212cm" svg:y="2.355cm">
          <draw:text-box>
            <text:p text:style-name="P6"><text:span text:style-name="T4">1994</text:span></text:p>
          </draw:text-box>
        </draw:frame>
        <draw:frame draw:style-name="gr17" draw:text-style-name="P7" draw:layer="layout" svg:width="2.006cm" svg:height="1.956cm" svg:x="0.212cm" svg:y="4.253cm">
          <draw:text-box>
            <text:p text:style-name="P6"><text:span text:style-name="T4">1999</text:span></text:p>
          </draw:text-box>
        </draw:frame>
        <draw:frame draw:style-name="gr18" draw:text-style-name="P10" draw:layer="layout" svg:width="6.702cm" svg:height="2.784cm" svg:x="13.344cm" svg:y="19.719cm">
          <draw:text-box>
            <text:p text:style-name="P6"><text:span text:style-name="T5"/></text:p>
            <text:p text:style-name="P8"><text:span text:style-name="T6">Copyright <text:s/>© 2005 Claus Färber &lt;cl@openxp.de&gt;</text:span></text:p>
            <text:p text:style-name="P9"><text:span text:style-name="T7">This document is free software; you can redistribute it and/or modify it under the terms of the GNU General Public License as published by the Free Software Foundation; either version 2 of the License, or (at your option) any later version.</text:span></text:p>
            <text:p text:style-name="P9"><text:span text:style-name="T7">This document is distributed in the hope that it will be useful, but WITHOUT ANY WARRANTY; without even the implied warranty of MERCHANTABILITY or FITNESS FOR A PARTICULAR PURPOSE. <text:s/>See the GNU General Public License for more details. You should have received a copy of the GNU General Public License along with this program; if not, write to the Free SoftwareFoundation, Inc., 59 Temple Place - Suite 330, Boston, MA <text:s/>02111-1307, USA.</text:span></text:p>
          </draw:text-box>
        </draw:frame>
        <draw:connector draw:style-name="gr10" draw:text-style-name="P1" draw:layer="layout" draw:type="curve" svg:x1="4.712cm" svg:y1="24.185cm" svg:x2="3.212cm" svg:y2="24.896cm" draw:start-shape="id5" draw:start-glue-point="2" draw:end-shape="id3" draw:end-glue-point="0">
          <text:p text:style-name="P6"/>
        </draw:connector>
        <draw:connector draw:style-name="gr10" draw:text-style-name="P1" draw:layer="layout" draw:type="curve" svg:x1="4.712cm" svg:y1="24.185cm" svg:x2="6.212cm" svg:y2="24.896cm" draw:start-shape="id5" draw:start-glue-point="2" draw:end-shape="id1" draw:end-glue-point="0">
          <text:p text:style-name="P6"/>
        </draw:connector>
        <draw:connector draw:style-name="gr10" draw:text-style-name="P1" draw:layer="layout" draw:type="curve" svg:x1="12.712cm" svg:y1="14.218cm" svg:x2="14.712cm" svg:y2="16.592cm" draw:start-shape="id6" draw:start-glue-point="1" draw:end-shape="id7" draw:end-glue-point="0">
          <text:p text:style-name="P6"/>
        </draw:connector>
        <draw:connector draw:style-name="gr10" draw:text-style-name="P1" draw:layer="layout" draw:type="curve" svg:x1="7.712cm" svg:y1="14.218cm" svg:x2="4.712cm" svg:y2="15.643cm" draw:start-shape="id6" draw:start-glue-point="3" draw:end-shape="id8" draw:end-glue-point="0">
          <text:p text:style-name="P6"/>
        </draw:connector>
        <draw:connector draw:style-name="gr10" draw:text-style-name="P1" draw:layer="layout" draw:type="curve" svg:x1="12.712cm" svg:y1="4.728cm" svg:x2="16.212cm" svg:y2="5.203cm" draw:start-shape="id9" draw:start-glue-point="1" draw:end-shape="id10" draw:end-glue-point="0">
          <text:p text:style-name="P6"/>
        </draw:connector>
        <draw:connector draw:style-name="gr10" draw:text-style-name="P1" draw:layer="layout" draw:type="curve" svg:x1="12.712cm" svg:y1="12.321cm" svg:x2="18.712cm" svg:y2="13.744cm" draw:start-shape="id11" draw:start-glue-point="1" draw:end-shape="id12" draw:end-glue-point="0">
          <text:p text:style-name="P6"/>
        </draw:connector>
        <draw:connector draw:style-name="gr10" draw:text-style-name="P1" draw:layer="layout" draw:type="curve" svg:x1="7.712cm" svg:y1="10.359cm" svg:x2="4.712cm" svg:y2="10.897cm" draw:start-shape="id13" draw:start-glue-point="3" draw:end-shape="id14">
          <text:p text:style-name="P6"/>
        </draw:connector>
        <draw:connector draw:style-name="gr10" draw:text-style-name="P1" draw:layer="layout" draw:type="curve" svg:x1="18.712cm" svg:y1="14.693cm" svg:x2="18.712cm" svg:y2="17.54cm" draw:start-shape="id12" draw:start-glue-point="2" draw:end-shape="id15" draw:end-glue-point="0">
          <text:p text:style-name="P6"/>
        </draw:connector>
        <draw:connector draw:style-name="gr10" draw:text-style-name="P1" draw:layer="layout" draw:type="curve" svg:x1="18.712cm" svg:y1="18.49cm" svg:x2="18.712cm" svg:y2="23.235cm" draw:start-shape="id15" draw:start-glue-point="2" draw:end-shape="id16" draw:end-glue-point="0">
          <text:p text:style-name="P6"/>
        </draw:connector>
        <draw:connector draw:style-name="gr10" draw:text-style-name="P1" draw:layer="layout" draw:type="curve" svg:x1="4.712cm" svg:y1="16.592cm" svg:x2="4.712cm" svg:y2="19.439cm" draw:start-shape="id8" draw:start-glue-point="2" draw:end-shape="id17" draw:end-glue-point="0">
          <text:p text:style-name="P6"/>
        </draw:connector>
        <draw:connector draw:style-name="gr10" draw:text-style-name="P1" draw:layer="layout" draw:type="curve" svg:x1="4.712cm" svg:y1="20.388cm" svg:x2="4.712cm" svg:y2="21.337cm" draw:start-shape="id17" draw:start-glue-point="2" draw:end-shape="id18" draw:end-glue-point="0">
          <text:p text:style-name="P6"/>
        </draw:connector>
        <draw:connector draw:style-name="gr10" draw:text-style-name="P1" draw:layer="layout" draw:type="curve" svg:x1="4.712cm" svg:y1="22.286cm" svg:x2="4.712cm" svg:y2="23.235cm" draw:start-shape="id18" draw:start-glue-point="2" draw:end-shape="id5" draw:end-glue-point="0">
          <text:p text:style-name="P6"/>
        </draw:connector>
        <draw:connector draw:style-name="gr10" draw:text-style-name="P1" draw:layer="layout" draw:type="curve" svg:x1="10.212cm" svg:y1="1.406cm" svg:x2="10.212cm" svg:y2="2.355cm" draw:start-shape="id19" draw:start-glue-point="2" draw:end-shape="id20" draw:end-glue-point="0">
          <text:p text:style-name="P6"/>
        </draw:connector>
        <draw:connector draw:style-name="gr10" draw:text-style-name="P1" draw:layer="layout" draw:type="curve" svg:x1="10.212cm" svg:y1="3.304cm" svg:x2="10.212cm" svg:y2="4.253cm" draw:start-shape="id20" draw:start-glue-point="2" draw:end-shape="id9" draw:end-glue-point="0">
          <text:p text:style-name="P6"/>
        </draw:connector>
        <draw:connector draw:style-name="gr10" draw:text-style-name="P1" draw:layer="layout" draw:type="curve" svg:x1="10.212cm" svg:y1="5.203cm" svg:x2="10.212cm" svg:y2="6.151cm" draw:start-shape="id9" draw:start-glue-point="2" draw:end-shape="id21" draw:end-glue-point="0">
          <text:p text:style-name="P6"/>
        </draw:connector>
        <draw:connector draw:style-name="gr10" draw:text-style-name="P1" draw:layer="layout" draw:type="curve" svg:x1="10.212cm" svg:y1="7.1cm" svg:x2="10.212cm" svg:y2="8.05cm" draw:start-shape="id21" draw:start-glue-point="2" draw:end-shape="id22" draw:end-glue-point="0">
          <text:p text:style-name="P6"/>
        </draw:connector>
        <draw:connector draw:style-name="gr10" draw:text-style-name="P1" draw:layer="layout" draw:type="curve" svg:x1="10.212cm" svg:y1="8.999cm" svg:x2="10.212cm" svg:y2="9.893cm" draw:start-shape="id22" draw:start-glue-point="2" draw:end-shape="id13" draw:end-glue-point="0">
          <text:p text:style-name="P6"/>
        </draw:connector>
        <draw:connector draw:style-name="gr10" draw:text-style-name="P1" draw:layer="layout" draw:type="curve" svg:x1="10.212cm" svg:y1="10.825cm" svg:x2="10.212cm" svg:y2="11.846cm" draw:start-shape="id13" draw:start-glue-point="2" draw:end-shape="id11" draw:end-glue-point="0">
          <text:p text:style-name="P6"/>
        </draw:connector>
        <draw:connector draw:style-name="gr10" draw:text-style-name="P1" draw:layer="layout" draw:type="curve" svg:x1="10.212cm" svg:y1="12.796cm" svg:x2="10.212cm" svg:y2="13.744cm" draw:start-shape="id11" draw:start-glue-point="2" draw:end-shape="id6">
          <text:p text:style-name="P6"/>
        </draw:connector>
        <draw:connector draw:style-name="gr10" draw:text-style-name="P1" draw:layer="layout" draw:type="curve" svg:x1="10.212cm" svg:y1="14.693cm" svg:x2="10.212cm" svg:y2="15.643cm" draw:start-shape="id6" draw:start-glue-point="2" draw:end-shape="id23" draw:end-glue-point="0">
          <text:p text:style-name="P6"/>
        </draw:connector>
        <draw:connector draw:style-name="gr10" draw:text-style-name="P1" draw:layer="layout" draw:type="curve" svg:x1="10.212cm" svg:y1="16.592cm" svg:x2="10.212cm" svg:y2="17.54cm" draw:start-shape="id23" draw:start-glue-point="2" draw:end-shape="id24" draw:end-glue-point="0">
          <text:p text:style-name="P6"/>
        </draw:connector>
        <draw:connector draw:style-name="gr10" draw:text-style-name="P1" draw:layer="layout" draw:type="curve" svg:x1="10.212cm" svg:y1="18.49cm" svg:x2="10.212cm" svg:y2="19.439cm" draw:start-shape="id24" draw:start-glue-point="2" draw:end-shape="id25" draw:end-glue-point="0">
          <text:p text:style-name="P6"/>
        </draw:connector>
        <draw:connector draw:style-name="gr10" draw:text-style-name="P1" draw:layer="layout" draw:type="curve" svg:x1="10.212cm" svg:y1="20.388cm" svg:x2="10.212cm" svg:y2="21.337cm" draw:start-shape="id25" draw:start-glue-point="2" draw:end-shape="id26" draw:end-glue-point="0">
          <text:p text:style-name="P6"/>
        </draw:connector>
        <draw:connector draw:style-name="gr10" draw:text-style-name="P1" draw:layer="layout" draw:type="curve" svg:x1="10.212cm" svg:y1="22.286cm" svg:x2="10.212cm" svg:y2="26.557cm" draw:start-shape="id26" draw:start-glue-point="2" draw:end-shape="id27" draw:end-glue-point="0">
          <text:p text:style-name="P6"/>
        </draw:connector>
        <draw:connector draw:style-name="gr10" draw:text-style-name="P1" draw:layer="layout" draw:type="curve" svg:x1="4.712cm" svg:y1="11.846cm" svg:x2="4.712cm" svg:y2="12.796cm" draw:start-shape="id14" draw:end-shape="id28" draw:end-glue-point="0">
          <text:p text:style-name="P6"/>
        </draw:connector>
        <draw:frame draw:style-name="gr15" draw:text-style-name="P7" draw:layer="layout" svg:width="2.006cm" svg:height="1.041cm" svg:x="0.212cm" svg:y="28.353cm">
          <draw:text-box>
            <text:p text:style-name="P6"><text:span text:style-name="T4">2005</text:span></text:p>
          </draw:text-box>
        </draw:frame>
        <draw:frame draw:style-name="gr8" draw:text-style-name="P3" draw:layer="layout" svg:width="2cm" svg:height="0.949cm" svg:x="7.693cm" svg:y="28.265cm">
          <draw:text-box>
            <text:p text:style-name="P2"><text:span text:style-name="T1">5.0</text:span></text:p>
          </draw:text-box>
        </draw:frame>
        <draw:line draw:style-name="gr10" draw:text-style-name="P1" draw:layer="layout" svg:x1="6.227cm" svg:y1="27.538cm" svg:x2="8.675cm" svg:y2="28.222cm">
          <text:p text:style-name="P6"/>
        </draw:line>
        <draw:frame draw:style-name="gr9" draw:text-style-name="P3" draw:layer="layout" svg:width="2cm" svg:height="0.95cm" svg:x="2.176cm" svg:y="28.264cm">
          <draw:text-box>
            <text:p text:style-name="P2"><text:span text:style-name="T1">4.0</text:span></text:p>
          </draw:text-box>
        </draw:frame>
        <draw:frame draw:style-name="gr9" draw:text-style-name="P3" draw:layer="layout" svg:width="2cm" svg:height="0.95cm" svg:x="5.176cm" svg:y="28.264cm">
          <draw:text-box>
            <text:p text:style-name="P2"><text:span text:style-name="T1">4.10</text:span></text:p>
          </draw:text-box>
        </draw:frame>
        <draw:line draw:style-name="gr10" draw:text-style-name="P1" draw:layer="layout" svg:x1="3.186cm" svg:y1="27.52cm" svg:x2="3.186cm" svg:y2="28.24cm">
          <text:p text:style-name="P6"/>
        </draw:line>
        <draw:line draw:style-name="gr10" draw:text-style-name="P1" draw:layer="layout" svg:x1="6.227cm" svg:y1="27.538cm" svg:x2="6.227cm" svg:y2="28.222cm">
          <text:p text:style-name="P6"/>
        </draw:line>
        <draw:frame draw:style-name="gr6" draw:text-style-name="P4" draw:layer="layout" svg:width="5cm" svg:height="0.949cm" svg:x="11.672cm" svg:y="28.265cm">
          <draw:text-box>
            <text:p text:style-name="P2"><text:span text:style-name="T2">FreeXP 3.21</text:span></text:p>
          </draw:text-box>
        </draw:frame>
        <draw:line draw:style-name="gr10" draw:text-style-name="P1" draw:layer="layout" svg:x1="10.205cm" svg:y1="14.705cm" svg:x2="14.237cm" svg:y2="28.277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cc99" draw:end-color="#ffff99" draw:start-intensity="100%" draw:end-intensity="100%" draw:angle="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7cm" fo:margin-bottom="0.491cm" fo:margin-left="0.212cm" fo:margin-right="0.241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3-08-19T21:13:48</meta:creation-date>
    <dc:creator>Markus Kämmerer</dc:creator>
    <dc:date>2005-10-23T20:55:07</dc:date>
    <dc:language>de-DE</dc:language>
    <meta:editing-cycles>13</meta:editing-cycles>
    <meta:editing-duration>PT6H1M13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